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c5d76"/>
    </style:style>
    <style:style style:name="P2" style:family="paragraph" style:parent-style-name="Standard">
      <style:text-properties fo:font-weight="bold" officeooo:paragraph-rsid="000c5d76" style:font-weight-asian="bold" style:font-weight-complex="bold"/>
    </style:style>
    <style:style style:name="T1" style:family="text">
      <style:text-properties officeooo:rsid="000c5d7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Retour Thomas Pouillevet – Avec Skello</text:span></text:p>
      <text:p text:style-name="P2"/>
      <text:p text:style-name="P1">La question la plus difficile que l'on pourrait rencontrer : </text:p>
      <text:p text:style-name="Standard">if(a == 1 &amp;&amp; a == 2 &amp;&amp; a == 3)</text:p>
      <text:p text:style-name="Standard"><text:s text:c="2"/>console.log("Hello World")</text:p>
      <text:p text:style-name="Standard"/>
      <text:p text:style-name="Standard">Comment faire pour afficher Hello World. Le but est d'utiliser le triple = pour checker en même temps le type et la valeur en même temps.</text:p>
      <text:p text:style-name="Standard"/>
      <text:p text:style-name="Standard">Si on dit déjà : "je sais pas trop mais pour me protéger d'un truc comme ça je mets un ===".</text:p>
      <text:p text:style-name="Standard"/>
      <text:p text:style-name="Standard">Le but d'un entretien technique c'est de comprendre notre niveau technique MAIS AUSSI notre réflexion. Si on écoute la réponse que l'on donne à une réponse précédente on peut être capable de répondre à la question suivante (=&gt; permet de voir si on dégage de la logique).</text:p>
      <text:p text:style-name="Standard"/>
      <text:p text:style-name="Standard">Important : être franc et organiser la conversation.</text:p>
      <text:p text:style-name="Standard"/>
      <text:p text:style-name="Standard">La vision du test technique, le but, est de tester la réflexion, la façon de comprendre les concepts. Eux ils font coder les gens sur des choses qu'ils ne connaissent pas pour qu'on pose les bonnes questions et juger la réflexion.</text:p>
      <text:p text:style-name="Standard"/>
      <text:p text:style-name="Standard">Il n'y a rien de pire qu'un dev qui a un problème mais qui n'ose pas demander de l'aide car au lieu de perdre 30 min à lui expliquer on perd une demi journée de travail.</text:p>
      <text:p text:style-name="Standard"/>
      <text:p text:style-name="Standard">On fait pas mal d'exercice sur tableau blanc (on prend un array et on l'inverse sans utiliser reverse de ruby). Eux ils montrent une feature du site et nous demandent comment on recoderait cela.</text:p>
      <text:p text:style-name="Standard">Le but du tableau blanc c'est de voir la réflexion et de réfléchir à voix haute. Limite c'est moins bien de rester silencieux pendant 10min et donner la bonne réponse à la fin. Mieux vaut dire : "Je pense que le problème c'est...". "Je vais tester...".</text:p>
      <text:p text:style-name="Standard"/>
      <text:p text:style-name="Standard">Le test classique : </text:p>
      <text:p text:style-name="Standard">Ils ont un input js du chiffre d'affaire : 3000 euros et temps travaillé : 24,5 heures. Ils veulent replire la productivité en euros/heure. Le but est de faire en sorte que le calcul se fasse tout seul. Il faut mettre un event listener sur l'input et récupérer les heures travaillées (const ht = selecteur), et le CA puis mettre le calcul .text CA/HT.</text:p>
      <text:p text:style-name="Standard">Savoir comment on récupère le changement d'un input (keyup, keydown ?).</text:p>
      <text:p text:style-name="Standard"/>
      <text:p text:style-name="Standard">Ensuite il faut savoir que cet input de CA on l'a sur les 7 jours. Pareil pour le temps travaillé. On veut maintenant que lorsque l'on modifie que le champ de productivité par rapport au jour associé.</text:p>
      <text:p text:style-name="Standard"/>
      <text:p text:style-name="Standard">Les connaissances minimum pour Skello : ça sert à quoi un controller, comment je fais une route etc...</text:p>
      <text:p text:style-name="Standard">Ils sont une équipe de 7 devs dont 2 qui n'ont pas fait le wagon.</text:p>
      <text:p text:style-name="Standard">Si tu sors du Wagon et que tu continues à coder c'est pas mal.</text:p>
      <text:p text:style-name="Standard"/>
      <text:p text:style-name="Standard">Pour <text:s/>En voiture simone : qu'est-ce que le MVC ? Qu'est-ce qu'un test ?</text:p>
      <text:p text:style-name="Standard"/>
      <text:p text:style-name="Standard">Onboarding : 3 semaines pour se mettre dans leur styleguide ruby, vue.js et react native. Tu peux aller sur le site de vue, se prendre 15 minutes pour comprendre la doc qui est facile.</text:p>
      <text:p text:style-name="Standard"/>
      <text:p text:style-name="Standard">Ne pas hésiter à postuler même si on demande 1-2 ans d'expérience. Les boîtes sont prêtes à négocier notamment si il y a un super fit humain.</text:p>
      <text:p text:style-name="Standard"/>
      <text:p text:style-name="Standard">Skello : ils définissent un peu plus les besoins. Le but du recruteur n'est pas de remplir une checklist. Eux ils prennent soit en CDI si on a 1 an d'expérience, soit en stage en sachant qu'on doit être form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17:03:41.878895791</meta:creation-date>
    <dc:date>2018-09-20T17:05:39.893466469</dc:date>
    <meta:editing-duration>PT1M59S</meta:editing-duration>
    <meta:editing-cycles>1</meta:editing-cycles>
    <meta:document-statistic meta:table-count="0" meta:image-count="0" meta:object-count="0" meta:page-count="1" meta:paragraph-count="23" meta:word-count="565" meta:character-count="3029" meta:non-whitespace-character-count="2481"/>
    <meta:generator>LibreOffice/6.0.3.2$Linux_X86_64 LibreOffice_project/00m0$Build-2</meta:generator>
  </office:meta>
</office:document-meta>
</file>